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F4000003E824CA7A9C.png"/>
  <manifest:file-entry manifest:media-type="image/png" manifest:full-path="Pictures/10000201000001F4000003E87DE96490.png"/>
  <manifest:file-entry manifest:media-type="image/png" manifest:full-path="Pictures/10000201000001F4000003E81D6BF177.png"/>
  <manifest:file-entry manifest:media-type="image/png" manifest:full-path="Pictures/10000201000001F4000003E8B8939079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2" text:anchor-type="paragraph" svg:x="9.227cm" svg:y="0.009cm" svg:width="7.999cm" svg:height="16cm" draw:z-index="1"><draw:image xlink:href="Pictures/10000201000001F4000003E8B8939079.png" xlink:type="simple" xlink:show="embed" xlink:actuate="onLoad"/></draw:frame><draw:frame draw:style-name="fr1" draw:name="graphics1" text:anchor-type="paragraph" svg:x="0.282cm" svg:y="0.051cm" svg:width="7.999cm" svg:height="16cm" draw:z-index="0"><draw:image xlink:href="Pictures/10000201000001F4000003E87DE96490.png" xlink:type="simple" xlink:show="embed" xlink:actuate="onLoad"/></draw:frame>Tiles – Dark</text:p>
      <text:p text:style-name="P1"><draw:frame draw:style-name="fr2" draw:name="graphics3" text:anchor-type="paragraph" svg:width="7.999cm" svg:height="16cm" draw:z-index="2"><draw:image xlink:href="Pictures/10000201000001F4000003E824CA7A9C.png" xlink:type="simple" xlink:show="embed" xlink:actuate="onLoad"/></draw:frame><draw:frame draw:style-name="fr3" draw:name="graphics4" text:anchor-type="paragraph" svg:width="7.999cm" svg:height="16cm" draw:z-index="3"><draw:image xlink:href="Pictures/10000201000001F4000003E81D6BF177.png" xlink:type="simple" xlink:show="embed" xlink:actuate="onLoad"/></draw:frame>Tiles – Ligh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roen Broks</meta:initial-creator>
    <meta:creation-date>2017-01-12T12:41:57</meta:creation-date>
    <dc:date>2017-01-12T16:46:47</dc:date>
    <dc:creator>Jeroen Broks</dc:creator>
    <meta:editing-duration>PT4H4M52S</meta:editing-duration>
    <meta:editing-cycles>2</meta:editing-cycles>
    <meta:generator>OpenOffice/4.1.1$Unix OpenOffice.org_project/411m6$Build-9775</meta:generator>
    <meta:printed-by>Jeroen Broks</meta:printed-by>
    <meta:print-date>2017-01-12T12:47:02</meta:print-date>
    <meta:document-statistic meta:table-count="0" meta:image-count="4" meta:object-count="0" meta:page-count="2" meta:paragraph-count="2" meta:word-count="6" meta:character-count="25"/>
  </office:meta>
</office:document-meta>
</file>